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D5HexAsser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D5HexAsser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D5HexAssertionGUI.MD5HexAsser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5HexAssertion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D5HexAsser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D5HexAsser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5HexAssertionGUI.modifyTestElement( Test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